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paragraph-rsid="000fecf2"/>
    </style:style>
    <style:style style:name="P2" style:family="paragraph" style:parent-style-name="Standard">
      <style:text-properties officeooo:rsid="000fecf2" officeooo:paragraph-rsid="000fecf2"/>
    </style:style>
    <style:style style:name="P3" style:family="paragraph" style:parent-style-name="Standard">
      <style:paragraph-properties fo:text-align="start" style:justify-single-word="false"/>
      <style:text-properties officeooo:rsid="000fecf2" officeooo:paragraph-rsid="00106e6e"/>
    </style:style>
    <style:style style:name="P4" style:family="paragraph" style:parent-style-name="Standard">
      <style:paragraph-properties fo:text-align="justify" style:justify-single-word="false"/>
      <style:text-properties officeooo:rsid="000fecf2" officeooo:paragraph-rsid="00106e6e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fecf2" officeooo:paragraph-rsid="00106e6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fecf2" officeooo:paragraph-rsid="00106e6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06e6e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fecf2" officeooo:paragraph-rsid="00106e6e" style:font-size-asian="16pt" style:font-weight-asian="bold" style:font-size-complex="16pt" style:font-weight-complex="bold"/>
    </style:style>
    <style:style style:name="T1" style:family="text">
      <style:text-properties fo:font-size="16pt" fo:font-weight="bold" officeooo:rsid="000fecf2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06e6e" style:font-size-asian="16pt" style:font-weight-asian="bold" style:font-size-complex="16pt" style:font-weight-complex="bold"/>
    </style:style>
    <style:style style:name="T3" style:family="text">
      <style:text-properties officeooo:rsid="000fecf2"/>
    </style:style>
    <style:style style:name="T4" style:family="text">
      <style:text-properties fo:font-size="14pt" fo:font-weight="bold" officeooo:rsid="00106e6e" style:font-size-asian="14pt" style:font-weight-asian="bold" style:font-size-complex="14pt" style:font-weight-complex="bold"/>
    </style:style>
    <style:style style:name="T5" style:family="text">
      <style:text-properties officeooo:rsid="00106e6e"/>
    </style:style>
    <style:style style:name="T6" style:family="text">
      <style:text-properties fo:font-weight="bold" officeooo:rsid="00106e6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5"></text:span></text:p>
      <text:p text:style-name="P8"><text:span text:style-name="T5">“Hello IT, have you tried to turn it off and on again?”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4">1. Resetten </text:span></text:p>
      <text:p text:style-name="P3"><text:span text:style-name="T4"/></text:p>
      <text:p text:style-name="P7"><text:span text:style-name="T6">Wenn ihr resetten wollt, dann:</text:span></text:p>
      <text:p text:style-name="P7"><text:span text:style-name="T6"/></text:p>
      <text:p text:style-name="P7"><text:span text:style-name="T5">Die </text:span><text:span text:style-name="T6">Regel Nr. 1 [StarterRule]</text:span><text:span text:style-name="T5"> dient dazu die Variablen zu resetten, um eine vernünftige Basis zu schaffen, damit sich das Modell gut abspielen lässt. Klickt also auf diese Regel, geht auf </text:span><text:span text:style-name="T6">Transform → Step</text:span><text:span text:style-name="T5"> um diesen Schritt durchzuführen.</text:span></text:p>
      <text:p text:style-name="P3"><text:span text:style-name="T5"/></text:p>
      <text:p text:style-name="P3"><text:span text:style-name="T5"/></text:p>
      <text:p text:style-name="P5"><text:span text:style-name="T5">2. Simulation starten</text:span></text:p>
      <text:p text:style-name="P3"><text:span text:style-name="T5"/></text:p>
      <text:p text:style-name="P6"><text:span text:style-name="T5">Wie lässt man das Modell laufen?</text:span></text:p>
      <text:p text:style-name="P6"><text:span text:style-name="T5"/></text:p>
      <text:p text:style-name="P4"><text:span text:style-name="T5">NT muss aktiviert sein. Das ist ein bestimmter Ablauf, den wir für dieses Modell benutzen. Dann auf Start Transformation klicken. Zum Stoppen auf Stop Transformation klick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ecf2"/>
    </style:style>
    <style:style style:name="MT1" style:family="text">
      <style:text-properties fo:font-size="16pt" fo:font-weight="bold" officeooo:rsid="000fecf2" style:font-size-asian="16pt" style:font-weight-asian="bold" style:font-size-complex="16pt" style:font-weight-complex="bold"/>
    </style:style>
    <style:style style:name="MT2" style:family="text">
      <style:text-properties fo:font-size="16pt" fo:font-weight="bold" officeooo:rsid="00106e6e" style:font-size-asian="16pt" style:font-weight-asian="bold" style:font-size-complex="16pt" style:font-weight-complex="bold"/>
    </style:style>
    <style:style style:name="MT3" style:family="text">
      <style:text-properties officeooo:rsid="000fecf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Informatik<text:tab/>AGG Modellierung </text:span><text:span text:style-name="MT2">Zusatzmaterial</text:span><text:span text:style-name="MT1"><text:tab/>Datum: <text:s text:c="3"/></text:span><text:span text:style-name="MT3"><text:s text:c="1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 </meta:initial-creator>
    <meta:creation-date>2013-07-05T11:01:48</meta:creation-date>
    <dc:date>2013-07-05T11:51:10</dc:date>
    <dc:creator>vac </dc:creator>
    <meta:editing-duration>P0D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1" meta:paragraph-count="9" meta:word-count="97" meta:character-count="632" meta:non-whitespace-character-count="520"/>
  </office:meta>
</office:document-meta>
</file>